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color="#333333" loext:opacity="100%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Heading_20_2">
      <style:text-properties fo:color="#333333" loext:opacity="100%" officeooo:rsid="0016cf66" officeooo:paragraph-rsid="0016cf66"/>
    </style:style>
    <style:style style:name="P4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5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>
      <style:text-properties fo:color="#333333" loext:opacity="100%" fo:font-size="12pt" fo:font-weight="normal" officeooo:rsid="0016cf66" officeooo:paragraph-rsid="0016cf6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https://trailhead.salesforce.com/content/learn/modules/success-cloud-coding-conventions/implement-frameworks-sc</text:h>
      <text:h text:style-name="P3" text:outline-level="2">SFDC TH Framework<text:line-break/>https://github.com/kevinohara80/sfdc-trigger-framework</text:h>
      <text:h text:style-name="P1" text:outline-level="2"/>
      <text:h text:style-name="P1" text:outline-level="2"><text:bookmark text:name="trigger-frameworks"/>Trigger Frameworks</text:h>
      <text:p text:style-name="P2">Triggers are a powerful tool that can do great things when used correctly but cause a lot of headache when used incorrectly. Triggers without structure can be messy. They can interfere with one another and cause huge performance and debugging problems.</text:p>
      <text:p text:style-name="P2">A good trigger framework is:</text:p>
      <text:list text:style-name="L1">
        <text:list-item>
          <text:p text:style-name="P4">Scalable, due to built-in bulkification.</text:p>
        </text:list-item>
        <text:list-item>
          <text:p text:style-name="P4">Traceable, clearly showing what logic is executed, and when, for each record.</text:p>
        </text:list-item>
        <text:list-item>
          <text:p text:style-name="P4">Reusable, because functional methods and classes are clearly separated.</text:p>
        </text:list-item>
        <text:list-item>
          <text:p text:style-name="P4">Atomic, allowing you to bypass specific triggers when needed.</text:p>
        </text:list-item>
        <text:list-item>
          <text:p text:style-name="P5">Optimized, making minimal Salesforce Object Query Language (SOQL) calls, preventing recursion, and sharing result sets over the execution cycle.</text:p>
        </text:list-item>
      </text:list>
      <text:p text:style-name="Standard"/>
      <text:p text:style-name="Standard"/>
      <text:h text:style-name="P3" text:outline-level="2">SFDC TH Framework<text:line-break/><text:span text:style-name="T3">- max loop count</text:span></text:h>
      <text:p text:style-name="P6">- by pass API<text:line-break/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3:39:27.082000000</meta:creation-date>
    <meta:generator>LibreOffice/7.6.0.3$Windows_X86_64 LibreOffice_project/69edd8b8ebc41d00b4de3915dc82f8f0fc3b6265</meta:generator>
    <dc:date>2024-11-22T12:35:52.846000000</dc:date>
    <meta:editing-duration>PT2M29S</meta:editing-duration>
    <meta:editing-cycles>2</meta:editing-cycles>
    <meta:document-statistic meta:table-count="0" meta:image-count="0" meta:object-count="0" meta:page-count="1" meta:paragraph-count="12" meta:word-count="123" meta:character-count="928" meta:non-whitespace-character-count="820"/>
  </office:meta>
</office:document-meta>
</file>